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pelDAOConnectionImpl._instanceQuery( Session session , boolean countOnly , Instance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pelDAOConnectionImpl.bpelEventTimelineQuery( InstanceFilter ifilter , BpelEventFilter efil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pelDAOConnectionImpl.getMessageExchange( String mex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pelDAOConnectionImpl.instanceQuery( String expr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pelDAOConnectionImpl.createMessageExchange( String mexId , char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pelDAOConnectionImpl._insertBpelEvent( Session sess , BpelEvent event , ProcessDAO process , ProcessInstanceDAO instan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BpelDAOConnectionImpl.bpelEventQuery( InstanceFilter ifilter , BpelEventFilter efilt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BpelDAOConnectionImpl.releaseMessageExchange( String mex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pelDAOConnectionImpl.getScope( Long siid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DAOConnectionImpl.BpelDAOConnectionImpl( SessionManager s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pelDAOConnectionImpl.insertBpelEvent( BpelEvent event , ProcessDAO process , ProcessInstanceDAO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DAOConnectionImpl.apply( HBpelEvent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DAOConnectionImpl.createProcess( QName pid , QName type , String guid , lo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pelDAOConnectionImpl.instanceQuery( InstanceFilter criteri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pelDAOConnectionImpl.getInstance( Long instanc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DAOConnectionImpl.getProcess( QName process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pelDAOConnectionImpl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pelDAOConnectionImpl._getScope( SessionManager sm , Session session , Long si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pelDAOConnectionImpl._getInstance( SessionManager sm , Session session , Long i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